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2DA440ADB3E3FB3DA.png" manifest:media-type="image/png"/>
  <manifest:file-entry manifest:full-path="Pictures/100000010000078000000432E094C6C12C9D5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9.509cm" draw:z-index="0"><draw:image xlink:href="Pictures/100000010000078000000432E094C6C12C9D5427.png" xlink:type="simple" xlink:show="embed" xlink:actuate="onLoad" draw:mime-type="image/png"/></draw:frame><draw:frame draw:style-name="fr1" draw:name="Image2" text:anchor-type="char" svg:x="-0.106cm" svg:y="11.43cm" svg:width="17cm" svg:height="9.509cm" draw:z-index="1"><draw:image xlink:href="Pictures/100000010000078000000432DA440ADB3E3FB3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45:10.421075850</meta:creation-date>
    <dc:date>2023-10-23T21:45:56.465437263</dc:date>
    <meta:editing-duration>PT4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